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style-name="ce3" office:value-type="string">
            <text:p>icms_view_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office:value-type="string">
            <text:p>icms_feeds_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office:value-type="string">
            <text:p>icms_plugins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office:value-type="string">
            <text:p>icms_plugins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office:value-type="string">
            <text:p>icms_view_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office:value-type="string">
            <text:p>icms_feeds_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office:value-type="string">
            <text:p>icms_core_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2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office:value-type="string">
            <text:p>icms_view_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office:value-type="string">
            <text:p>icms_core_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, needs to be completed when IcmsForm is converte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User</text:p>
          </table:table-cell>
          <table:table-cell office:value-type="string">
            <text:p>Unnecessary – use icms_member_use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office:value-type="string">
            <text:p>unnecessary – use icms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1" table:number-rows-repeated="652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40:Sheet1.B4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12/02/2010</text:date>, <text:time>10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meta:initial-creator>Marc-Andre Lanciault</meta:initial-creator>
    <meta:creation-date>2010-06-21T13:55:45Z</meta:creation-date>
    <dc:date>2010-12-02T10:51:07.94</dc:date>
    <meta:editing-cycles>52</meta:editing-cycles>
    <meta:editing-duration>PT15H00M22S</meta:editing-duration>
    <meta:document-statistic meta:table-count="1" meta:cell-count="943" meta:object-count="0"/>
  </office:meta>
</office:document-meta>
</file>